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2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3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6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7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8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9" style:family="paragraph" style:parent-style-name="Text_20_body">
      <style:text-properties fo:font-style="normal" officeooo:rsid="14400940" officeooo:paragraph-rsid="160268b1" style:font-style-asian="normal" style:font-style-complex="normal"/>
    </style:style>
    <style:style style:name="P10" style:family="paragraph" style:parent-style-name="Text_20_body">
      <style:text-properties fo:font-style="normal" officeooo:rsid="1616e4fe" officeooo:paragraph-rsid="1616e4fe" style:font-style-asian="normal" style:font-style-complex="normal"/>
    </style:style>
    <style:style style:name="P11" style:family="paragraph" style:parent-style-name="Text_20_body">
      <style:text-properties officeooo:rsid="16077e11" officeooo:paragraph-rsid="160c57dd"/>
    </style:style>
    <style:style style:name="P12" style:family="paragraph" style:parent-style-name="Text_20_body">
      <style:text-properties officeooo:rsid="16077e11" officeooo:paragraph-rsid="16113c69"/>
    </style:style>
    <style:style style:name="P13" style:family="paragraph" style:parent-style-name="Text_20_body">
      <style:text-properties officeooo:rsid="16077e11" officeooo:paragraph-rsid="161e58b1"/>
    </style:style>
    <style:style style:name="P14" style:family="paragraph" style:parent-style-name="Text_20_body">
      <style:text-properties officeooo:rsid="16077e11" officeooo:paragraph-rsid="161ecb8b"/>
    </style:style>
    <style:style style:name="P15" style:family="paragraph" style:parent-style-name="Text_20_body">
      <style:text-properties officeooo:rsid="16077e11" officeooo:paragraph-rsid="16207028"/>
    </style:style>
    <style:style style:name="P16" style:family="paragraph" style:parent-style-name="Text_20_body">
      <style:text-properties officeooo:rsid="16077e11" officeooo:paragraph-rsid="1622bf52"/>
    </style:style>
    <style:style style:name="P17" style:family="paragraph" style:parent-style-name="Text_20_body">
      <style:text-properties officeooo:rsid="16077e11" officeooo:paragraph-rsid="16282f48"/>
    </style:style>
    <style:style style:name="P18" style:family="paragraph" style:parent-style-name="Text_20_body">
      <style:text-properties officeooo:rsid="16077e11" officeooo:paragraph-rsid="16284063"/>
    </style:style>
    <style:style style:name="P19" style:family="paragraph" style:parent-style-name="Text_20_body">
      <style:text-properties officeooo:rsid="161893f6" officeooo:paragraph-rsid="161893f6"/>
    </style:style>
    <style:style style:name="P20" style:family="paragraph" style:parent-style-name="Text_20_body">
      <style:text-properties officeooo:rsid="161cb38f" officeooo:paragraph-rsid="161cb38f"/>
    </style:style>
    <style:style style:name="P21" style:family="paragraph" style:parent-style-name="Text_20_body">
      <style:text-properties officeooo:rsid="1614bf47" officeooo:paragraph-rsid="1614bf47"/>
    </style:style>
    <style:style style:name="P22" style:family="paragraph" style:parent-style-name="Text_20_body" style:list-style-name="L1">
      <style:text-properties officeooo:rsid="1643527e" officeooo:paragraph-rsid="160268b1"/>
    </style:style>
    <style:style style:name="P23" style:family="paragraph" style:parent-style-name="Text_20_body" style:list-style-name="L2">
      <style:text-properties fo:font-style="normal" officeooo:rsid="15fc04e8" officeooo:paragraph-rsid="1605b15a" style:font-style-asian="normal" style:font-style-complex="normal"/>
    </style:style>
    <style:style style:name="P24" style:family="paragraph" style:parent-style-name="Text_20_body" style:list-style-name="L7">
      <style:text-properties fo:font-style="normal" officeooo:rsid="15fc04e8" officeooo:paragraph-rsid="1605b15a" style:font-style-asian="normal" style:font-style-complex="normal"/>
    </style:style>
    <style:style style:name="P25" style:family="paragraph" style:parent-style-name="Text_20_body" style:list-style-name="L3">
      <style:text-properties fo:font-style="normal" officeooo:rsid="16202f6a" officeooo:paragraph-rsid="160268b1" style:font-style-asian="normal" style:font-style-complex="normal"/>
    </style:style>
    <style:style style:name="P26" style:family="paragraph" style:parent-style-name="Text_20_body" style:list-style-name="L3">
      <style:text-properties fo:font-style="normal" officeooo:rsid="160cca47" officeooo:paragraph-rsid="160268b1" style:font-style-asian="normal" style:font-style-complex="normal"/>
    </style:style>
    <style:style style:name="P27" style:family="paragraph" style:parent-style-name="Text_20_body" style:list-style-name="L3">
      <style:text-properties fo:font-style="normal" officeooo:rsid="15e36a64" officeooo:paragraph-rsid="160268b1" style:font-style-asian="normal" style:font-style-complex="normal"/>
    </style:style>
    <style:style style:name="P28" style:family="paragraph" style:parent-style-name="Text_20_body" style:list-style-name="L5">
      <style:text-properties fo:font-style="normal" officeooo:rsid="144a1a9b" officeooo:paragraph-rsid="160268b1" style:font-style-asian="normal" style:font-style-complex="normal"/>
    </style:style>
    <style:style style:name="P29" style:family="paragraph" style:parent-style-name="Text_20_body" style:list-style-name="L5">
      <style:text-properties fo:font-style="normal" officeooo:rsid="14d144fa" officeooo:paragraph-rsid="160268b1" style:font-style-asian="normal" style:font-style-complex="normal"/>
    </style:style>
    <style:style style:name="P30" style:family="paragraph" style:parent-style-name="Text_20_body" style:list-style-name="L6">
      <style:text-properties fo:font-style="normal" officeooo:rsid="143e0ec8" officeooo:paragraph-rsid="160268b1" style:font-style-asian="normal" style:font-style-complex="normal"/>
    </style:style>
    <style:style style:name="P31" style:family="paragraph" style:parent-style-name="Text_20_body" style:list-style-name="L7">
      <style:text-properties fo:font-style="normal" officeooo:rsid="143e0ec8" officeooo:paragraph-rsid="160268b1" style:font-style-asian="normal" style:font-style-complex="normal"/>
    </style:style>
    <style:style style:name="P32" style:family="paragraph" style:parent-style-name="Text_20_body" style:list-style-name="L6">
      <style:text-properties fo:font-style="normal" officeooo:rsid="14e1d97f" officeooo:paragraph-rsid="160268b1" style:font-style-asian="normal" style:font-style-complex="normal"/>
    </style:style>
    <style:style style:name="P33" style:family="paragraph" style:parent-style-name="Text_20_body" style:list-style-name="L6">
      <style:text-properties fo:font-style="normal" officeooo:rsid="15daf212" officeooo:paragraph-rsid="160268b1" style:font-style-asian="normal" style:font-style-complex="normal"/>
    </style:style>
    <style:style style:name="P34" style:family="paragraph" style:parent-style-name="Text_20_body" style:list-style-name="L7">
      <style:text-properties fo:font-style="normal" officeooo:rsid="14194ebf" officeooo:paragraph-rsid="1605b15a" style:font-style-asian="normal" style:font-style-complex="normal"/>
    </style:style>
    <style:style style:name="P35" style:family="paragraph" style:parent-style-name="Text_20_body" style:list-style-name="L7">
      <style:text-properties fo:font-style="normal" officeooo:rsid="16068fde" officeooo:paragraph-rsid="16068fde" style:font-style-asian="normal" style:font-style-complex="normal"/>
    </style:style>
    <style:style style:name="P36" style:family="paragraph" style:parent-style-name="Text_20_body" style:list-style-name="L7">
      <style:text-properties fo:font-style="normal" officeooo:rsid="141afdd9" officeooo:paragraph-rsid="1605b15a" style:font-style-asian="normal" style:font-style-complex="normal"/>
    </style:style>
    <style:style style:name="P37" style:family="paragraph" style:parent-style-name="Text_20_body" style:list-style-name="L7">
      <style:text-properties fo:font-style="normal" officeooo:rsid="1445805e" officeooo:paragraph-rsid="1605b15a" style:font-style-asian="normal" style:font-style-complex="normal"/>
    </style:style>
    <style:style style:name="P38" style:family="paragraph" style:parent-style-name="Text_20_body" style:list-style-name="L7">
      <style:text-properties fo:font-style="normal" officeooo:rsid="1502e9ca" officeooo:paragraph-rsid="1605b15a" style:font-style-asian="normal" style:font-style-complex="normal"/>
    </style:style>
    <style:style style:name="P39" style:family="paragraph" style:parent-style-name="Text_20_body" style:list-style-name="L7">
      <style:text-properties fo:font-style="normal" officeooo:rsid="14c07c31" officeooo:paragraph-rsid="160268b1" style:font-style-asian="normal" style:font-style-complex="normal"/>
    </style:style>
    <style:style style:name="P40" style:family="paragraph" style:parent-style-name="Text_20_body" style:list-style-name="L7">
      <style:text-properties fo:font-style="normal" officeooo:rsid="149880ca" officeooo:paragraph-rsid="160268b1" style:font-style-asian="normal" style:font-style-complex="normal"/>
    </style:style>
    <style:style style:name="P41" style:family="paragraph" style:parent-style-name="Text_20_body" style:list-style-name="L7">
      <style:text-properties fo:font-style="normal" officeooo:rsid="1499d0f4" officeooo:paragraph-rsid="160268b1" style:font-style-asian="normal" style:font-style-complex="normal"/>
    </style:style>
    <style:style style:name="P42" style:family="paragraph" style:parent-style-name="Text_20_body" style:list-style-name="L7">
      <style:text-properties fo:font-style="normal" officeooo:rsid="14c1be19" officeooo:paragraph-rsid="160268b1" style:font-style-asian="normal" style:font-style-complex="normal"/>
    </style:style>
    <style:style style:name="P43" style:family="paragraph" style:parent-style-name="Text_20_body" style:list-style-name="L7">
      <style:text-properties fo:font-style="normal" officeooo:rsid="14d552e1" officeooo:paragraph-rsid="160268b1" style:font-style-asian="normal" style:font-style-complex="normal"/>
    </style:style>
    <style:style style:name="P44" style:family="paragraph" style:parent-style-name="Text_20_body" style:list-style-name="L4">
      <style:text-properties officeooo:paragraph-rsid="160268b1"/>
    </style:style>
    <style:style style:name="P45" style:family="paragraph" style:parent-style-name="Text_20_body" style:list-style-name="L4">
      <style:text-properties officeooo:rsid="13dfae71" officeooo:paragraph-rsid="1615e91e"/>
    </style:style>
    <style:style style:name="P46" style:family="paragraph" style:parent-style-name="Text_20_body" style:list-style-name="L4">
      <style:text-properties officeooo:rsid="15e29d4f" officeooo:paragraph-rsid="160268b1"/>
    </style:style>
    <style:style style:name="P47" style:family="paragraph" style:parent-style-name="Text_20_body" style:list-style-name="L8">
      <style:text-properties officeooo:rsid="161893f6" officeooo:paragraph-rsid="161893f6"/>
    </style:style>
    <style:style style:name="P48" style:family="paragraph" style:parent-style-name="Text_20_body" style:list-style-name="L8">
      <style:text-properties officeooo:rsid="161d0e2e" officeooo:paragraph-rsid="161d0e2e"/>
    </style:style>
    <style:style style:name="P49" style:family="paragraph" style:parent-style-name="Text_20_body" style:list-style-name="L8">
      <style:text-properties officeooo:rsid="161a1f05" officeooo:paragraph-rsid="161a1f05"/>
    </style:style>
    <style:style style:name="P50" style:family="paragraph" style:parent-style-name="Heading_20_1" style:master-page-name="Standard">
      <style:paragraph-properties style:page-number="auto"/>
      <style:text-properties officeooo:rsid="149276cf" officeooo:paragraph-rsid="149276cf"/>
    </style:style>
    <style:style style:name="P51" style:family="paragraph" style:parent-style-name="Heading_20_3">
      <style:text-properties officeooo:paragraph-rsid="16077e11"/>
    </style:style>
    <style:style style:name="P52" style:family="paragraph" style:parent-style-name="Heading_20_4">
      <style:text-properties officeooo:rsid="161e58b1" officeooo:paragraph-rsid="161e58b1"/>
    </style:style>
    <style:style style:name="P53" style:family="paragraph" style:parent-style-name="Heading_20_4">
      <style:text-properties officeooo:rsid="16284063" officeooo:paragraph-rsid="16284063"/>
    </style:style>
    <style:style style:name="P54" style:family="paragraph" style:parent-style-name="Heading_20_4">
      <style:text-properties officeooo:rsid="161ecb8b" officeooo:paragraph-rsid="161ecb8b"/>
    </style:style>
    <style:style style:name="P55" style:family="paragraph" style:parent-style-name="Heading_20_4">
      <style:text-properties officeooo:rsid="16207028" officeooo:paragraph-rsid="16207028"/>
    </style:style>
    <style:style style:name="P56" style:family="paragraph" style:parent-style-name="Heading_20_4">
      <style:text-properties officeooo:rsid="1622bf52" officeooo:paragraph-rsid="1622bf5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148032cd" style:font-style-asian="normal" style:font-style-complex="normal"/>
    </style:style>
    <style:style style:name="T8" style:family="text">
      <style:text-properties fo:font-style="normal" officeooo:rsid="1493d7b6" style:font-style-asian="normal" style:font-style-complex="normal"/>
    </style:style>
    <style:style style:name="T9" style:family="text">
      <style:text-properties fo:font-style="normal" officeooo:rsid="1501b542" style:font-style-asian="normal" style:font-style-complex="normal"/>
    </style:style>
    <style:style style:name="T10" style:family="text">
      <style:text-properties fo:font-style="normal" officeooo:rsid="150a85c6" style:font-style-asian="normal" style:font-style-complex="normal"/>
    </style:style>
    <style:style style:name="T11" style:family="text">
      <style:text-properties fo:font-style="normal" officeooo:rsid="15e36a64" style:font-style-asian="normal" style:font-style-complex="normal"/>
    </style:style>
    <style:style style:name="T12" style:family="text">
      <style:text-properties fo:font-style="normal" officeooo:rsid="15f101ee" style:font-style-asian="normal" style:font-style-complex="normal"/>
    </style:style>
    <style:style style:name="T13" style:family="text">
      <style:text-properties fo:font-style="normal" officeooo:rsid="160cca47" style:font-style-asian="normal" style:font-style-complex="normal"/>
    </style:style>
    <style:style style:name="T14" style:family="text">
      <style:text-properties fo:font-style="normal" officeooo:rsid="1608d7b3" style:font-style-asian="normal" style:font-style-complex="normal"/>
    </style:style>
    <style:style style:name="T15" style:family="text">
      <style:text-properties fo:font-style="normal" officeooo:rsid="160e697b" style:font-style-asian="normal" style:font-style-complex="normal"/>
    </style:style>
    <style:style style:name="T16" style:family="text">
      <style:text-properties fo:font-style="normal" officeooo:rsid="160d1545" style:font-style-asian="normal" style:font-style-complex="normal"/>
    </style:style>
    <style:style style:name="T17" style:family="text">
      <style:text-properties fo:font-style="normal" officeooo:rsid="160268b1" style:font-style-asian="normal" style:font-style-complex="normal"/>
    </style:style>
    <style:style style:name="T18" style:family="text">
      <style:text-properties fo:font-style="normal" officeooo:rsid="1605b15a" style:font-style-asian="normal" style:font-style-complex="normal"/>
    </style:style>
    <style:style style:name="T19" style:family="text">
      <style:text-properties fo:font-style="normal" officeooo:rsid="16077203" style:font-style-asian="normal" style:font-style-complex="normal"/>
    </style:style>
    <style:style style:name="T20" style:family="text">
      <style:text-properties fo:font-style="normal" officeooo:rsid="15fc04e8" style:font-style-asian="normal" style:font-style-complex="normal"/>
    </style:style>
    <style:style style:name="T21" style:family="text">
      <style:text-properties fo:font-style="normal" officeooo:rsid="16096a70" style:font-style-asian="normal" style:font-style-complex="normal"/>
    </style:style>
    <style:style style:name="T22" style:family="text">
      <style:text-properties fo:font-style="normal" officeooo:rsid="160d9ab7" style:font-style-asian="normal" style:font-style-complex="normal"/>
    </style:style>
    <style:style style:name="T23" style:family="text">
      <style:text-properties fo:font-style="normal" officeooo:rsid="1445805e" style:font-style-asian="normal" style:font-style-complex="normal"/>
    </style:style>
    <style:style style:name="T24" style:family="text">
      <style:text-properties fo:font-style="normal" officeooo:rsid="15fcf686" style:font-style-asian="normal" style:font-style-complex="normal"/>
    </style:style>
    <style:style style:name="T25" style:family="text">
      <style:text-properties fo:font-style="normal" officeooo:rsid="1612c537" style:font-style-asian="normal" style:font-style-complex="normal"/>
    </style:style>
    <style:style style:name="T26" style:family="text">
      <style:text-properties fo:font-style="normal" officeooo:rsid="1615e91e" style:font-style-asian="normal" style:font-style-complex="normal"/>
    </style:style>
    <style:style style:name="T27" style:family="text">
      <style:text-properties fo:font-style="normal" officeooo:rsid="16077e11" style:font-style-asian="normal" style:font-style-complex="normal"/>
    </style:style>
    <style:style style:name="T28" style:family="text">
      <style:text-properties fo:font-style="normal" officeooo:rsid="1616e4fe" style:font-style-asian="normal" style:font-style-complex="normal"/>
    </style:style>
    <style:style style:name="T29" style:family="text">
      <style:text-properties fo:font-style="normal" officeooo:rsid="161ecb8b" style:font-style-asian="normal" style:font-style-complex="normal"/>
    </style:style>
    <style:style style:name="T30" style:family="text">
      <style:text-properties fo:font-style="normal" officeooo:rsid="16263d33" style:font-style-asian="normal" style:font-style-complex="normal"/>
    </style:style>
    <style:style style:name="T31" style:family="text">
      <style:text-properties fo:font-style="normal" officeooo:rsid="16282f48" style:font-style-asian="normal" style:font-style-complex="normal"/>
    </style:style>
    <style:style style:name="T32" style:family="text">
      <style:text-properties officeooo:rsid="14400940"/>
    </style:style>
    <style:style style:name="T33" style:family="text">
      <style:text-properties officeooo:rsid="144153b3"/>
    </style:style>
    <style:style style:name="T34" style:family="text">
      <style:text-properties officeooo:rsid="144773ad"/>
    </style:style>
    <style:style style:name="T35" style:family="text">
      <style:text-properties officeooo:rsid="1448a935"/>
    </style:style>
    <style:style style:name="T36" style:family="text">
      <style:text-properties officeooo:rsid="1499d0f4"/>
    </style:style>
    <style:style style:name="T37" style:family="text">
      <style:text-properties officeooo:rsid="14b3ca82"/>
    </style:style>
    <style:style style:name="T38" style:family="text">
      <style:text-properties officeooo:rsid="14b621cc"/>
    </style:style>
    <style:style style:name="T39" style:family="text">
      <style:text-properties fo:language="cs" fo:country="CZ" fo:font-style="normal" officeooo:rsid="160cca47" style:font-style-asian="normal" style:font-style-complex="normal"/>
    </style:style>
    <style:style style:name="T40" style:family="text">
      <style:text-properties officeooo:rsid="14bdd348"/>
    </style:style>
    <style:style style:name="T41" style:family="text">
      <style:text-properties officeooo:rsid="14d552e1"/>
    </style:style>
    <style:style style:name="T42" style:family="text">
      <style:text-properties officeooo:rsid="14d9ab12"/>
    </style:style>
    <style:style style:name="T43" style:family="text">
      <style:text-properties officeooo:rsid="14de33db"/>
    </style:style>
    <style:style style:name="T44" style:family="text">
      <style:text-properties officeooo:rsid="14e2db8d"/>
    </style:style>
    <style:style style:name="T45" style:family="text">
      <style:text-properties officeooo:rsid="14e4925d"/>
    </style:style>
    <style:style style:name="T46" style:family="text">
      <style:text-properties officeooo:rsid="150372f9"/>
    </style:style>
    <style:style style:name="T47" style:family="text">
      <style:text-properties officeooo:rsid="15da4f09"/>
    </style:style>
    <style:style style:name="T48" style:family="text">
      <style:text-properties officeooo:rsid="15daf212"/>
    </style:style>
    <style:style style:name="T49" style:family="text">
      <style:text-properties officeooo:rsid="15fcf686"/>
    </style:style>
    <style:style style:name="T50" style:family="text">
      <style:text-properties officeooo:rsid="163d6e39"/>
    </style:style>
    <style:style style:name="T51" style:family="text">
      <style:text-properties officeooo:rsid="160cca47"/>
    </style:style>
    <style:style style:name="T52" style:family="text">
      <style:text-properties officeooo:rsid="163ab008"/>
    </style:style>
    <style:style style:name="T53" style:family="text">
      <style:text-properties officeooo:rsid="163f6f49"/>
    </style:style>
    <style:style style:name="T54" style:family="text">
      <style:text-properties officeooo:rsid="16042ea3"/>
    </style:style>
    <style:style style:name="T55" style:family="text">
      <style:text-properties officeooo:rsid="1605b15a"/>
    </style:style>
    <style:style style:name="T56" style:family="text">
      <style:text-properties officeooo:rsid="16096a70"/>
    </style:style>
    <style:style style:name="T57" style:family="text">
      <style:text-properties officeooo:rsid="160d9ab7"/>
    </style:style>
    <style:style style:name="T58" style:family="text">
      <style:text-properties officeooo:rsid="160f9744"/>
    </style:style>
    <style:style style:name="T59" style:family="text">
      <style:text-properties officeooo:rsid="16113c69"/>
    </style:style>
    <style:style style:name="T60" style:family="text">
      <style:text-properties officeooo:rsid="16127aac"/>
    </style:style>
    <style:style style:name="T61" style:family="text">
      <style:text-properties officeooo:rsid="1616e4fe"/>
    </style:style>
    <style:style style:name="T62" style:family="text">
      <style:text-properties officeooo:rsid="161ac07e"/>
    </style:style>
    <style:style style:name="T63" style:family="text">
      <style:text-properties officeooo:rsid="161b024d"/>
    </style:style>
    <style:style style:name="T64" style:family="text">
      <style:text-properties officeooo:rsid="161e58b1"/>
    </style:style>
    <style:style style:name="T65" style:family="text">
      <style:text-properties officeooo:rsid="161ecb8b"/>
    </style:style>
    <style:style style:name="T66" style:family="text">
      <style:text-properties officeooo:rsid="16207028"/>
    </style:style>
    <style:style style:name="T67" style:family="text">
      <style:text-properties officeooo:rsid="16216193"/>
    </style:style>
    <style:style style:name="T68" style:family="text">
      <style:text-properties officeooo:rsid="1622bf52"/>
    </style:style>
    <style:style style:name="T69" style:family="text">
      <style:text-properties officeooo:rsid="16284063"/>
    </style:style>
    <style:style style:name="T70" style:family="text">
      <style:text-properties officeooo:rsid="1629aba0"/>
    </style:style>
    <style:style style:name="T71" style:family="text">
      <style:text-properties officeooo:rsid="162a17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Tvorba kouzel</text:h>
      <text:p text:style-name="P9">Bodový systém:</text:p>
      <text:list xml:id="list876162097" text:style-name="L1">
        <text:list-item>
          <text:p text:style-name="P22"><text:span text:style-name="T17">Každé kouzlo má rozpočet</text:span><text:span text:style-name="T6"> </text:span><text:span text:style-name="T18">1</text:span><text:span text:style-name="T19">0</text:span><text:span text:style-name="T6"> bodů</text:span></text:p>
        </text:list-item>
      </text:list>
      <text:p text:style-name="P4">6kz by asi měl být maximální damage roll – nechci mít potenciální maximální damage roll víc než +6, aby mi kouzla od NPCček haluzoidně neoneshotoval<text:span text:style-name="T50">a</text:span> postavy.</text:p>
      <text:p text:style-name="P5">Další pozn.: Mít cenu rovnou počtu kz zní jako dobrej nápad, bude se to dobře pamatovat <text:span text:style-name="T54">(na druhou stranu něco by se asi mělo platit za to, že kouzlo zraňuje)</text:span>.</text:p>
      <text:list xml:id="list510651536" text:style-name="L2">
        <text:list-item>
          <text:p text:style-name="P23">Kouzlo zraňuje: 3b</text:p>
        </text:list-item>
      </text:list>
      <text:list xml:id="list2335789155" text:style-name="L3">
        <text:list-item>
          <text:p text:style-name="P25"><text:span text:style-name="T55">+</text:span>0: 0b<text:line-break/>(Pouze pro kouzla s dodatečným zraněním, např. Vzplanutí)</text:p>
        </text:list-item>
        <text:list-item>
          <text:p text:style-name="P26">1kz: 1b</text:p>
        </text:list-item>
        <text:list-item>
          <text:p text:style-name="P26">2kz: 2b</text:p>
        </text:list-item>
        <text:list-item>
          <text:p text:style-name="P27"><text:span text:style-name="T51">3kz</text:span>: <text:span text:style-name="T51">3</text:span>b</text:p>
        </text:list-item>
      </text:list>
      <text:list xml:id="list3581211846" text:style-name="L4">
        <text:list-item>
          <text:p text:style-name="P44"><text:span text:style-name="T13">4</text:span><text:span text:style-name="T14">kz</text:span><text:span text:style-name="T7">: </text:span><text:span text:style-name="T13">4</text:span><text:span text:style-name="T8">b</text:span></text:p>
        </text:list-item>
        <text:list-item>
          <text:p text:style-name="P44"><text:span text:style-name="T13">5</text:span><text:span text:style-name="T14">kz</text:span><text:span text:style-name="T7">: </text:span><text:span text:style-name="T39">5</text:span><text:span text:style-name="T8">b</text:span></text:p>
        </text:list-item>
        <text:list-item>
          <text:p text:style-name="P44"><text:span text:style-name="T13">6kz</text:span><text:span text:style-name="T7">: </text:span><text:span text:style-name="T39">6</text:span><text:span text:style-name="T8">b</text:span></text:p>
        </text:list-item>
        <text:list-item>
          <text:p text:style-name="P45"><text:span text:style-name="T9">Zranění každé kolo po dobu </text:span><text:span text:style-name="T26">soustředění</text:span><text:span text:style-name="T9">: </text:span><text:span text:style-name="T10">+4b</text:span></text:p>
        </text:list-item>
        <text:list-item>
          <text:p text:style-name="P46"><text:span text:style-name="T10">E</text:span><text:span text:style-name="T6">fekt vzplanutí (</text:span><text:span text:style-name="T15">4</text:span><text:span text:style-name="T16">dz</text:span><text:span text:style-name="T6"> další 3 kola): </text:span><text:span text:style-name="T11">+</text:span><text:span text:style-name="T12">4</text:span><text:span text:style-name="T11">b</text:span></text:p>
        </text:list-item>
      </text:list>
      <text:p text:style-name="P1">Obranný atribut <text:span text:style-name="T55">(obecně obcházení zbroje)</text:span>:</text:p>
      <text:list xml:id="list471693319" text:style-name="L5">
        <text:list-item>
          <text:p text:style-name="P28"><text:soft-page-break/>Síla nebo Finesa: 0 bodů</text:p>
        </text:list-item>
        <text:list-item>
          <text:p text:style-name="P28">Duše: <text:span text:style-name="T71">2 body (když má cíl lehkou zbroj, vyjde to nastejno)</text:span></text:p>
          <text:list>
            <text:list-item>
              <text:p text:style-name="P29">Platí se, jen když kouzlo zraňuje</text:p>
            </text:list-item>
          </text:list>
        </text:list-item>
      </text:list>
      <text:p text:style-name="P2">Dosah:</text:p>
      <text:list xml:id="list3887757648" text:style-name="L6">
        <text:list-item>
          <text:p text:style-name="P30"><text:span text:style-name="T42">Kontaktní</text:span>: <text:span text:style-name="T32">0 bodů</text:span></text:p>
        </text:list-item>
        <text:list-item>
          <text:p text:style-name="P30">Krátký: <text:span text:style-name="T32">1 bod</text:span></text:p>
          <text:list>
            <text:list-item>
              <text:p text:style-name="P32">Aury by vždycky měly mít <text:span text:style-name="T45">nejvýše</text:span> krátký dosah. Bylo by divný, kdyby aura ovlivňovala cíl <text:span text:style-name="T44">desítky či </text:span>stovky metrů daleko.</text:p>
            </text:list-item>
          </text:list>
        </text:list-item>
        <text:list-item>
          <text:p text:style-name="P30">Střední: <text:span text:style-name="T48">3 body</text:span></text:p>
        </text:list-item>
        <text:list-item>
          <text:p text:style-name="P30">Dlouhý: <text:span text:style-name="T47">6 bodů</text:span></text:p>
        </text:list-item>
        <text:list-item>
          <text:p text:style-name="P33">Dohled: 10 bodů</text:p>
        </text:list-item>
      </text:list>
      <text:p text:style-name="P3">Rozsah:</text:p>
      <text:list xml:id="list2755458460" text:style-name="L7">
        <text:list-item>
          <text:p text:style-name="P34"><text:span text:style-name="T35">1 cíl</text:span>: <text:span text:style-name="T33">0 bodů</text:span></text:p>
        </text:list-item>
        <text:list-item>
          <text:p text:style-name="P35">2 cíle: 1 bod</text:p>
        </text:list-item>
        <text:list-item>
          <text:p text:style-name="P35">3 cíle: 2 body</text:p>
        </text:list-item>
        <text:list-item>
          <text:p text:style-name="P35">4 cíle: 3 body</text:p>
        </text:list-item>
        <text:list-item>
          <text:p text:style-name="P35">5 cílů: 4 body</text:p>
        </text:list-item>
        <text:list-item>
          <text:p text:style-name="P35">6 cílů: 5 bodů</text:p>
        </text:list-item>
        <text:list-item>
          <text:p text:style-name="P36"><text:span text:style-name="T34">Lajna (kulový blesk), cíle těsně před sebou</text:span>: <text:span text:style-name="T38">2 body</text:span></text:p>
        </text:list-item>
        <text:list-item>
          <text:p text:style-name="P24">Vše v kontaktní vzdálenosti od cíle (fireball): 4 body</text:p>
        </text:list-item>
        <text:list-item>
          <text:p text:style-name="P37"><text:soft-page-break/>Všechno v <text:span text:style-name="T49">krátké vzdálenosti (ať už od kouzelníka nebo od cíle)</text:span>: <text:span text:style-name="T38">6</text:span> bod<text:span text:style-name="T38">ů</text:span></text:p>
          <text:list>
            <text:list-item>
              <text:p text:style-name="P38">U zraňujících kouzel lze <text:span text:style-name="T46">toto</text:span> kombinovat nejvýše s krátkým dosahem (<text:span text:style-name="T1">Ohnivý déšť</text:span>).<text:line-break/>- <text:span text:style-name="T70">to je dost divný, pak kouzelník zasáhne sám sebe. Ohnivý déšť by asi měl jít hodit na střední vzdálenost...</text:span></text:p>
            </text:list-item>
          </text:list>
        </text:list-item>
      </text:list>
      <text:p text:style-name="P6">Efekty:</text:p>
      <text:p text:style-name="P6">/<text:span text:style-name="T53">* Hmm, tohle je otázka. Efekty jsou teď k dispozici vždycky... */</text:span></text:p>
      <text:list xml:id="list164124688011647" text:continue-numbering="true" text:style-name="L7">
        <text:list-item>
          <text:p text:style-name="P31"><text:span text:style-name="T1">zatlačení </text:span><text:span text:style-name="T4">nebo zabránění v akci</text:span>: <text:span text:style-name="T40">6 bodů</text:span></text:p>
          <text:list>
            <text:list-item>
              <text:p text:style-name="P39"><text:span text:style-name="T41">S</text:span>tejně jako základní zranění</text:p>
            </text:list-item>
          </text:list>
        </text:list-item>
        <text:list-item>
          <text:p text:style-name="P40"><text:span text:style-name="T3">vytvoření </text:span><text:span text:style-name="T2">nevýhod</text:span><text:span text:style-name="T3">y</text:span><text:span text:style-name="T36"> (třeba strach)</text:span>: <text:span text:style-name="T37">6 bodů</text:span></text:p>
          <text:list>
            <text:list-item>
              <text:p text:style-name="P39"><text:span text:style-name="T41">S</text:span>tejně jako základní zranění</text:p>
            </text:list-item>
          </text:list>
        </text:list-item>
        <text:list-item>
          <text:p text:style-name="P41"><text:span text:style-name="T5">úprk</text:span> (například v hrůze): <text:span text:style-name="T43">9 bodů</text:span></text:p>
          <text:list>
            <text:list-item>
              <text:p text:style-name="P42"><text:span text:style-name="T41">V</text:span>íc než základní zranění, protože to komplet odstaví jednoho protivníka</text:p>
            </text:list-item>
            <text:list-item>
              <text:p text:style-name="P42"><text:span text:style-name="T41">Automaticky vyžaduje soustředění (když je odstavený cíl, musí být odstavený i kouzelník)</text:span>.</text:p>
            </text:list-item>
            <text:list-item>
              <text:p text:style-name="P43">Jde jen na 1 cíl (odstavit nejde nikdy víc než 1 cíl)</text:p>
            </text:list-item>
          </text:list>
        </text:list-item>
      </text:list>
      <text:p text:style-name="P7">Magenergie</text:p>
      <text:p text:style-name="P10">4 magy: -4b (asi jen u udržovaných kouzel, aby to prostě jen neplácalo spoustu many)</text:p>
      <text:p text:style-name="P7">3 magy: 0b</text:p>
      <text:p text:style-name="P7">2 magy: <text:span text:style-name="T61">4</text:span>b (nástřel, ale zlevnění o 1 mag může být docela znát – se spell weawingem je to <text:span text:style-name="T58">efektivně</text:span> ze 2 magů na 1, tj. na půlku).</text:p>
      <text:p text:style-name="P8"><text:soft-page-break/>(Taky by ještě mohlo být za dražší kouzlo získat body navíc – i když s tím opatrně, úplně nechci, aby se kouzelník mohl vyplácal z magů hned).</text:p>
      <text:h text:style-name="P51" text:outline-level="3">Blesky</text:h>
      <text:h text:style-name="Heading_20_4" text:outline-level="4">Modrý</text:h>
      <text:p text:style-name="P11"><text:span text:style-name="T56">Zraňuje (3b)<text:line-break/></text:span>Zranění: <text:span text:style-name="T64">4</text:span>kz <text:span text:style-name="T56">(4b)</text:span><text:line-break/>Dosah: <text:span text:style-name="T63">střední</text:span> <text:span text:style-name="T56">(3b)</text:span><text:line-break/>Rozsah: 1 cíl</text:p>
      <text:h text:style-name="Heading_20_4" text:outline-level="4">Zelený</text:h>
      <text:p text:style-name="P13"><text:span text:style-name="T56">Zraňuje (3b)</text:span><text:line-break/>Zranění: <text:span text:style-name="T64">3</text:span>kz <text:span text:style-name="T57">(3b)</text:span><text:line-break/>Dosah: <text:span text:style-name="T63">střední</text:span> <text:span text:style-name="T56">(3b)</text:span><text:line-break/>Rozsah: 2 cíle <text:span text:style-name="T57">(1b)</text:span></text:p>
      <text:h text:style-name="P52" text:outline-level="4">Fialový</text:h>
      <text:p text:style-name="P13"><text:span text:style-name="T56">Zraňuje (3b)</text:span><text:line-break/>Zranění: <text:span text:style-name="T64">2</text:span>kz <text:span text:style-name="T57">(2b)</text:span><text:line-break/>Dosah: <text:span text:style-name="T63">střední</text:span> <text:span text:style-name="T56">(3b)</text:span><text:line-break/>Rozsah: <text:span text:style-name="T64">3</text:span> cíle <text:span text:style-name="T57">(2b)</text:span></text:p>
      <text:h text:style-name="P53" text:outline-level="4">Žlutý</text:h>
      <text:p text:style-name="P18"><text:span text:style-name="T56">Zraňuje (3b)</text:span><text:line-break/>Zranění: <text:span text:style-name="T64">1</text:span>kz <text:span text:style-name="T57">(1b)</text:span><text:line-break/>Dosah: <text:span text:style-name="T63">střední</text:span> <text:span text:style-name="T56">(3b)</text:span><text:line-break/>Rozsah: <text:span text:style-name="T64">4</text:span> cíle <text:span text:style-name="T57">(3b)</text:span></text:p>
      <text:h text:style-name="P52" text:outline-level="4"><text:soft-page-break/>Rudý</text:h>
      <text:p text:style-name="P13"><text:span text:style-name="T56">Zraňuje (3b)</text:span><text:line-break/>Zranění: <text:span text:style-name="T64">1</text:span>kz <text:span text:style-name="T57">(1b)</text:span><text:line-break/>Dosah: <text:span text:style-name="T69">krátký</text:span> <text:span text:style-name="T56">(1b)</text:span><text:line-break/>Rozsah: <text:span text:style-name="T69">5</text:span> cíl<text:span text:style-name="T69">ů (5b)</text:span></text:p>
      <text:h text:style-name="P54" text:outline-level="4">Černý</text:h>
      <text:p text:style-name="P14"><text:span text:style-name="T56">Zraňuje (3b)<text:line-break/></text:span>Zranění: <text:span text:style-name="T65">6</text:span>kz <text:span text:style-name="T56">(6b)</text:span><text:line-break/>Dosah: <text:span text:style-name="T65">krátký</text:span> <text:span text:style-name="T56">(1b)</text:span><text:line-break/>Rozsah: 1 cíl</text:p>
      <text:h text:style-name="P55" text:outline-level="4">Bílý</text:h>
      <text:p text:style-name="P15"><text:span text:style-name="T56">Zraňuje (3b)<text:line-break/></text:span>Zranění: <text:span text:style-name="T67">1</text:span>kz <text:span text:style-name="T56">(1b)</text:span><text:line-break/>Dosah: <text:span text:style-name="T66">dlouhý</text:span> <text:span text:style-name="T56">(6b)</text:span><text:line-break/>Rozsah: 1 cíl</text:p>
      <text:h text:style-name="P56" text:outline-level="4">Kulový</text:h>
      <text:p text:style-name="P16"><text:span text:style-name="T56">Zraňuje (3b)<text:line-break/></text:span>Zranění: <text:span text:style-name="T68">4</text:span>kz <text:span text:style-name="T56">(4b)</text:span><text:line-break/>Dosah: <text:span text:style-name="T65">krátký</text:span> <text:span text:style-name="T56">(1b)</text:span><text:line-break/>Rozsah: <text:span text:style-name="T68">všechno v přímé linii (2b)</text:span></text:p>
      <text:p text:style-name="P19">TODO: Co černý blesk? (Ten je dost ikonickej a branej jako nejsilnější blesk).</text:p>
      <text:list xml:id="list4195887723" text:style-name="L8">
        <text:list-item>
          <text:p text:style-name="P47">Možná by základní blesky mohly mít střední dosah (a menší damage) a černý blesk by měl krátký dosah a 6kz.</text:p>
          <text:list>
            <text:list-item>
              <text:p text:style-name="P48">Ještě by mohl bejt černej blesk na kontaktní vzdálenost (a ostatní blesky na krátkou). Někam bych ale musel utopit jeden bod...</text:p>
            </text:list-item>
          </text:list>
        </text:list-item>
        <text:list-item>
          <text:p text:style-name="P49"><text:soft-page-break/>Taky by mohl bej<text:span text:style-name="T62">t</text:span> černej blesk draší a mít třeba delší dosah, ale to imho nebude ono – od něj se čeká hlavně největší damage.</text:p>
        </text:list-item>
      </text:list>
      <text:p text:style-name="P20">Bílý blesk bude na dlouhou vzdálenost.</text:p>
      <text:h text:style-name="Heading_20_3" text:outline-level="3">Nebezpečné ovoce</text:h>
      <text:p text:style-name="P12"><text:span text:style-name="T56">Zraňuje (3b)<text:line-break/></text:span>Zranění: <text:span text:style-name="T60">3</text:span>kz <text:span text:style-name="T56">(3b)</text:span><text:line-break/>Dosah: - <text:span text:style-name="T56">(0b)</text:span><text:line-break/>Rozsah: <text:span text:style-name="T59">v</text:span><text:span text:style-name="T20">še v kontaktní vzdálenosti od cíle: 4 body</text:span></text:p>
      <text:h text:style-name="Heading_20_3" text:outline-level="3"><text:span text:style-name="T20">O</text:span><text:span text:style-name="T6">hnivý déšť</text:span></text:h>
      <text:p text:style-name="P21"><text:span text:style-name="T21">C</text:span><text:span text:style-name="T6">ena: 4 magy (-</text:span><text:span text:style-name="T28">4b</text:span><text:span text:style-name="T6">)<text:line-break/></text:span><text:span text:style-name="T21">Zraňuje (3b)</text:span><text:span text:style-name="T27"><text:line-break/>Zranění: </text:span><text:span text:style-name="T28">+0</text:span><text:span text:style-name="T27"> </text:span><text:span text:style-name="T22">(</text:span><text:span text:style-name="T28">0</text:span><text:span text:style-name="T22">b)<text:line-break/></text:span><text:span text:style-name="T25">Dosah: </text:span><text:span text:style-name="T28">krátký</text:span><text:span text:style-name="T25"> (</text:span><text:span text:style-name="T28">1</text:span><text:span text:style-name="T25">b)<text:line-break/></text:span><text:span text:style-name="T9">Zranění každé kolo po dobu </text:span><text:span text:style-name="T26">soustředění</text:span><text:span text:style-name="T9">: </text:span><text:span text:style-name="T6">(</text:span><text:span text:style-name="T10">4b</text:span><text:span text:style-name="T6">)</text:span><text:span text:style-name="T27"><text:line-break/>Rozsah: </text:span><text:span text:style-name="T23">Všechno v </text:span><text:span text:style-name="T24">krátké vzdálenosti </text:span><text:span text:style-name="T25">od cílového místa</text:span><text:span text:style-name="T27"> </text:span><text:span text:style-name="T22">(</text:span><text:span text:style-name="T25">6</text:span><text:span text:style-name="T22">b)</text:span></text:p>
      <text:h text:style-name="Heading_20_3" text:outline-level="3"><text:span text:style-name="T22">O</text:span><text:span text:style-name="T6">hnivá koule</text:span></text:h>
      <text:p text:style-name="P17"><text:span text:style-name="T21">Zraňuje (3b)<text:line-break/></text:span><text:span text:style-name="T31">Útok: Duše + k6 proti Finese</text:span><text:span text:style-name="T21"><text:line-break/></text:span><text:span text:style-name="T6">Zranění: </text:span><text:span text:style-name="T31">2</text:span><text:span text:style-name="T6">kz </text:span><text:span text:style-name="T21">(</text:span><text:span text:style-name="T31">2</text:span><text:span text:style-name="T21">b)</text:span><text:span text:style-name="T6"><text:line-break/>Dosah: </text:span><text:span text:style-name="T29">krátký</text:span><text:span text:style-name="T6"> </text:span><text:span text:style-name="T21">(</text:span><text:span text:style-name="T31">1</text:span><text:span text:style-name="T21">b)</text:span><text:span text:style-name="T6"><text:line-break/>Rozsah: </text:span><text:span text:style-name="T30">v</text:span><text:span text:style-name="T20">še v kontaktní vzdálenosti od cíle </text:span><text:span text:style-name="T30">(</text:span><text:span text:style-name="T20">4b</text:span><text:span text:style-name="T3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10-14T16:41:22.181000000</dc:date>
    <meta:print-date>2113-01-01T00:00:00</meta:print-date>
    <meta:editing-cycles>10612</meta:editing-cycles>
    <meta:editing-duration>P30DT15H7M15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6" meta:paragraph-count="81" meta:word-count="704" meta:character-count="3776" meta:non-whitespace-character-count="3190"/>
  </office:meta>
</office:document-meta>
</file>